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Verdana" svg:font-family="Verdana, Arial, Helvetica, sans-serif"/>
    <style:font-face style:name="Verdana1" svg:font-family="Verdana, Helvetic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style:rel-width="100%" table:align="left"/>
    </style:style>
    <style:style style:name="Tabla1.A" style:family="table-column">
      <style:table-column-properties style:column-width="16.999cm" style:rel-column-width="65535*"/>
    </style:style>
    <style:style style:name="Tabla1.1" style:family="table-row">
      <style:table-row-properties style:min-row-height="0.45cm"/>
    </style:style>
    <style:style style:name="Tabla1.A1" style:family="table-cell">
      <style:table-cell-properties style:vertical-align="middle" fo:background-color="#ffffff">
        <style:background-image xlink:href="http://www.portalfox.com/themes/PortalFox/images/newstitle.gif" xlink:type="simple" xlink:actuate="onLoad"/>
      </style:table-cell-properties>
    </style:style>
    <style:style style:name="Tabla1.A2" style:family="table-cell">
      <style:table-cell-properties style:vertical-align="middle" fo:background-color="#ffffff">
        <style:background-image/>
      </style:table-cell-properties>
    </style:style>
    <style:style style:name="Tabla2" style:family="table">
      <style:table-properties style:width="16.999cm" style:rel-width="100%" table:align="left"/>
    </style:style>
    <style:style style:name="Tabla2.A" style:family="table-column">
      <style:table-column-properties style:column-width="14.132cm" style:rel-column-width="54482*"/>
    </style:style>
    <style:style style:name="Tabla2.B" style:family="table-column">
      <style:table-column-properties style:column-width="2.866cm" style:rel-column-width="11052*"/>
    </style:style>
    <style:style style:name="Tabla2.A1" style:family="table-cell">
      <style:table-cell-properties style:vertical-align="middle" fo:padding="0.106cm" fo:border="none"/>
    </style:style>
    <style:style style:name="Tabla3" style:family="table">
      <style:table-properties style:width="16.999cm" style:rel-width="100%" table:align="left"/>
    </style:style>
    <style:style style:name="Tabla3.A" style:family="table-column">
      <style:table-column-properties style:column-width="15.732cm" style:rel-column-width="60652*"/>
    </style:style>
    <style:style style:name="Tabla3.B" style:family="table-column">
      <style:table-column-properties style:column-width="1.266cm" style:rel-column-width="4883*"/>
    </style:style>
    <style:style style:name="Tabla3.A1" style:family="table-cell">
      <style:table-cell-properties style:vertical-align="middle" fo:padding="0.106cm" fo:border="none"/>
    </style:style>
    <style:style style:name="Tabla3.A2" style:family="table-cell">
      <style:table-cell-properties fo:padding="0.106cm" fo:border="none"/>
    </style:style>
    <style:style style:name="P1" style:family="paragraph" style:parent-style-name="Table_20_Contents">
      <style:paragraph-properties fo:text-align="start" style:justify-single-word="false"/>
    </style:style>
    <style:style style:name="P2" style:family="paragraph" style:parent-style-name="Table_20_Contents" style:list-style-name="L1">
      <style:paragraph-properties fo:text-align="start" style:justify-single-word="false"/>
    </style:style>
    <style:style style:name="P3" style:family="paragraph" style:parent-style-name="Table_20_Contents">
      <style:paragraph-properties fo:text-align="end" style:justify-single-word="false"/>
      <style:text-properties fo:color="#043698" style:text-line-through-style="none" style:font-name="Verdana" fo:font-size="7.5pt" style:text-underline-style="none" style:text-blinking="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start" style:justify-single-word="false"/>
      <style:text-properties fo:color="#000000" style:text-line-through-style="none" style:text-underline-style="none" style:text-blinking="false"/>
    </style:style>
    <style:style style:name="P6" style:family="paragraph" style:parent-style-name="Table_20_Contents">
      <style:paragraph-properties fo:margin-top="0cm" fo:margin-bottom="0.499cm" fo:text-align="start" style:justify-single-word="false"/>
      <style:text-properties style:font-name="Verdana" fo:font-size="8.25pt" fo:font-weight="bold"/>
    </style:style>
    <style:style style:name="P7" style:family="paragraph" style:parent-style-name="Table_20_Contents">
      <style:paragraph-properties fo:margin-top="0cm" fo:margin-bottom="0.499cm" fo:text-align="start" style:justify-single-word="false"/>
      <style:text-properties style:font-name="Verdana" fo:font-size="8.25pt"/>
    </style:style>
    <style:style style:name="P8" style:family="paragraph" style:parent-style-name="Table_20_Contents">
      <style:paragraph-properties fo:margin-top="0cm" fo:margin-bottom="0.499cm" fo:text-align="start" style:justify-single-word="false"/>
    </style:style>
    <style:style style:name="P9" style:family="paragraph" style:parent-style-name="Table_20_Contents" style:list-style-name="L1">
      <style:paragraph-properties fo:margin-top="0cm" fo:margin-bottom="0.499cm" fo:text-align="start" style:justify-single-word="false"/>
    </style:style>
    <style:style style:name="P10" style:family="paragraph" style:parent-style-name="Heading_20_3">
      <style:paragraph-properties fo:text-align="start" style:justify-single-word="false"/>
      <style:text-properties style:font-name="Verdana" fo:font-size="8.25pt"/>
    </style:style>
    <style:style style:name="P11" style:family="paragraph" style:parent-style-name="Horizontal_20_Line">
      <style:paragraph-properties fo:text-align="start" style:justify-single-word="false"/>
    </style:style>
    <style:style style:name="P12" style:family="paragraph" style:parent-style-name="Preformatted_20_Text">
      <style:paragraph-properties fo:margin-top="0cm" fo:margin-bottom="0.499cm" fo:text-align="start" style:justify-single-word="false" fo:background-color="#dddddd">
        <style:background-image/>
      </style:paragraph-properties>
      <style:text-properties fo:color="#0000ff" style:font-name="Verdana" fo:font-size="8.25pt"/>
    </style:style>
    <style:style style:name="P13" style:family="paragraph" style:parent-style-name="Preformatted_20_Text">
      <style:paragraph-properties fo:text-align="start" style:justify-single-word="false" fo:background-color="#dddddd">
        <style:background-image/>
      </style:paragraph-properties>
      <style:text-properties fo:color="#0000ff" style:font-name="Verdana" fo:font-size="8.25pt"/>
    </style:style>
    <style:style style:name="P14" style:family="paragraph" style:parent-style-name="Preformatted_20_Text">
      <style:paragraph-properties fo:text-align="start" style:justify-single-word="false" fo:background-color="#dddddd">
        <style:background-image/>
      </style:paragraph-properties>
      <style:text-properties fo:color="#0000ff"/>
    </style:style>
    <style:style style:name="P15" style:family="paragraph" style:parent-style-name="Preformatted_20_Text">
      <style:paragraph-properties fo:text-align="start" style:justify-single-word="false" fo:background-color="#dddddd">
        <style:background-image/>
      </style:paragraph-properties>
    </style:style>
    <style:style style:name="T1" style:family="text">
      <style:text-properties fo:color="#043698" style:text-line-through-style="none" style:text-underline-style="none" style:text-blinking="false"/>
    </style:style>
    <style:style style:name="T2" style:family="text">
      <style:text-properties fo:color="#043698" style:text-line-through-style="none" style:font-name="Verdana1" fo:font-size="7.5pt" style:text-underline-style="none" fo:font-weight="bold" style:text-blinking="false"/>
    </style:style>
    <style:style style:name="T3" style:family="text">
      <style:text-properties fo:color="#043698" style:text-line-through-style="none" style:font-name="Verdana1" fo:font-size="7.5pt" fo:font-style="italic" style:text-underline-style="none" fo:font-weight="bold" style:text-blinking="false"/>
    </style:style>
    <style:style style:name="T4" style:family="text">
      <style:text-properties fo:font-weight="bold"/>
    </style:style>
    <style:style style:name="T5" style:family="text">
      <style:text-properties style:font-name="Verdana" fo:font-size="8.25pt"/>
    </style:style>
    <style:style style:name="T6" style:family="text">
      <style:text-properties style:font-name="Verdana" fo:font-size="8.25pt" fo:font-style="italic"/>
    </style:style>
    <style:style style:name="T7" style:family="text">
      <style:text-properties style:font-name="Verdana" fo:font-size="8.25pt" style:font-name-asian="Verdana" style:font-size-asian="8.25pt" style:font-name-complex="Verdana" style:font-size-complex="8.25pt"/>
    </style:style>
    <style:style style:name="T8" style:family="text">
      <style:text-properties style:font-name="Verdana1" fo:font-size="6.75pt" fo:font-weight="normal"/>
    </style:style>
    <style:style style:name="T9"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row table:style-name="Tabla1.1">
          <table:table-cell table:style-name="Tabla1.A1" office:value-type="string">
            <table:table table:name="Tabla2" table:style-name="Tabla2">
              <table:table-column table:style-name="Tabla2.A"/>
              <table:table-column table:style-name="Tabla2.B"/>
              <table:table-row>
                <table:table-cell table:style-name="Tabla2.A1" office:value-type="string">
                  <text:p text:style-name="P1"><text:a xlink:type="simple" xlink:href="http://www.portalfox.com/index.php?name=News&amp;file=article&amp;sid=2626"><text:span text:style-name="T2">Mas sobre el envio de mensajes de correo electrónico desde Visual FoxPro</text:span></text:a></text:p>
                </table:table-cell>
                <table:table-cell table:style-name="Tabla2.A1" office:value-type="string">
                  <text:p text:style-name="P3">lecturas 13962</text:p>
                </table:table-cell>
              </table:table-row>
            </table:table>
            <table:table table:name="Tabla3" table:style-name="Tabla3">
              <table:table-column table:style-name="Tabla3.A"/>
              <table:table-column table:style-name="Tabla3.B"/>
              <table:table-row>
                <table:table-cell table:style-name="Tabla3.A1" office:value-type="string">
                  <text:p text:style-name="P5"> <text:span text:style-name="T8">Enviado por LuisMaria en Lunes, 21 Julio, 2008</text:span></text:p>
                </table:table-cell>
                <table:table-cell table:style-name="Tabla3.A1" office:value-type="string">
                  <text:p text:style-name="P4"/>
                </table:table-cell>
              </table:table-row>
              <table:table-row>
                <table:table-cell table:style-name="Tabla3.A2" table:number-columns-spanned="2" office:value-type="string">
                  <text:p text:style-name="P8"><text:span text:style-name="T1"><draw:a xlink:type="simple" xlink:href="http://www.portalfox.com/index.php?name=News&amp;catid=&amp;topic=2"><draw:frame draw:style-name="fr1" draw:name="gráficos1" text:anchor-type="as-char" svg:width="0.847cm" svg:height="0.847cm" draw:z-index="0"><draw:image xlink:href="http://www.portalfox.com/images/topics/articulos.gif" xlink:type="simple" xlink:show="embed" xlink:actuate="onLoad"/><svg:title>Artículos</svg:title></draw:frame></draw:a></text:span> <text:span text:style-name="T5">Un artículo mas sobre el tema de enviar mensajes de correo electrónico desde Visual FoxPro.</text:span></text:p>
                  <text:h text:style-name="P10" text:outline-level="3">Mas sobre el envio de mensajes de correo electrónico desde Visual FoxPro</text:h>
                  <text:p text:style-name="P8"><draw:frame draw:style-name="fr1" draw:name="gráficos2" text:anchor-type="as-char" svg:width="1.323cm" svg:height="1.588cm" draw:z-index="1"><draw:image xlink:href="http://www.portalfox.com/images/avatar/custom/4.jpg" xlink:type="simple" xlink:show="embed" xlink:actuate="onLoad"/><svg:title>Luis María Guayán</svg:title></draw:frame> <text:span text:style-name="T5">Por Luis María Guayán, Tucumán, Argentina</text:span></text:p>
                  <text:p text:style-name="P11"/>
                  <text:p text:style-name="P7">Existen muchas herramientas y formas de enviar mensajes de correo electrónico desde Visual FoxPro, y seguramente por ello, existen muchos artículos y códigos escritos sobre este tema. La razón de escribir mas de los mismo, es comentarles sobre mi experiencia y elección personal, de la herramienta que utilizo actualmente, la cual me satisface y cubre todas mis necesidades. Estoy convencido que lo mismo le sucede a muchos desarrolladores y espero que al terminar de leer estas líneas, esto ayude a muchos mas.</text:p>
                  <text:p text:style-name="P6">The winner is ...</text:p>
                  <text:p text:style-name="P7">Como indico arriba, esto es <text:span text:style-name="T9">"mi experiencia y elección personal"</text:span>, obviamente no digo que sea <text:span text:style-name="T9">"la mejor"</text:span>, ni digo tampoco <text:span text:style-name="T9">"la peor"</text:span>, por lo tanto no entraré en comparación con otras herramientas, solo hablaré de <text:span text:style-name="T4">CDO</text:span>.</text:p>
                  <text:p text:style-name="P6">¿Qué es CDO?</text:p>
                  <text:p text:style-name="P8"><text:span text:style-name="T5">CDO </text:span><text:span text:style-name="T6">(</text:span><text:a xlink:type="simple" xlink:href="http://msdn2.microsoft.com/en-us/library/ms527525.aspx" office:target-frame-name="_blank" xlink:show="new"><text:span text:style-name="T3">Collaboration Data Objects</text:span></text:a><text:span text:style-name="T6">)</text:span><text:span text:style-name="T5"> es un componente COM </text:span><text:span text:style-name="T6">(</text:span><text:a xlink:type="simple" xlink:href="http://msdn.microsoft.com/en-us/library/ms680573.aspx" office:target-frame-name="_blank" xlink:show="new"><text:span text:style-name="T3">Component Object Model</text:span></text:a><text:span text:style-name="T6">)</text:span><text:span text:style-name="T5"> que simplifica la escritura de código para crear y manipular mensajes de Internet y es parte integrante (Cdosys.dll) de los sistemas operativos Windows 2000 y superiores, siendo esta la primer gran ventaja, ya que no necesitamos descargar, comprar, ni licenciar, ninguna otra herramienta extra. CDO no necesita que tengamos un servidor SMTP local, solo necesita acceso a la Web, a algún servidor SMTP que nos permita enviar los mensajes de correo electrónico.</text:span></text:p>
                  <text:p text:style-name="P6">Usando VFP</text:p>
                  <text:p text:style-name="P7">Otra ventaja adicional, es que se puede utilizar CDO con lenguajes que soporten COM y Automation, y Visual FoxPro lo soporta. A continuación un sencillo código para enviar un mensaje de correo electrónico con CDO desde VFP. Recuerde configurar correctamente el nombre del servidor SMTP, el puerto SMTP, el nombre de usuario y contraseña.</text:p>
                  <text:p text:style-name="P13">loCfg = CREATEOBJECT("CDO.Configuration")</text:p>
                  <text:p text:style-name="P13">WITH loCfg.Fields</text:p>
                  <text:p text:style-name="P14"><text:s text:c="2"/><text:span text:style-name="T5">.Item("http://schemas.microsoft.com/cdo/configuration/smtpserver") = "smtp.mail.com"</text:span></text:p>
                  <text:p text:style-name="P14"><text:s text:c="2"/><text:span text:style-name="T5">.Item("http://schemas.microsoft.com/cdo/configuration/smtpserverport") = 25</text:span></text:p>
                  <text:p text:style-name="P14"><text:s text:c="2"/><text:span text:style-name="T5">.Item("http://schemas.microsoft.com/cdo/configuration/sendusing") = 2</text:span></text:p>
                  <text:p text:style-name="P14"><text:s text:c="2"/><text:span text:style-name="T5">.Item("http://schemas.microsoft.com/cdo/configuration/sendusername") = "user@mail.com"</text:span></text:p>
                  <text:p text:style-name="P14"><text:s text:c="2"/><text:span text:style-name="T5">.Item("http://schemas.microsoft.com/cdo/configuration/sendpassword") = "password"</text:span></text:p>
                  <text:p text:style-name="P14"><text:s text:c="2"/><text:span text:style-name="T5">.Update</text:span></text:p>
                  <text:p text:style-name="P13">ENDWITH</text:p>
                  <text:p text:style-name="P15"/>
                  <text:p text:style-name="P13">loMsg = CREATEOBJECT ("CDO.Message")</text:p>
                  <text:p text:style-name="P13">WITH loMsg</text:p>
                  <text:p text:style-name="P14"><text:s text:c="2"/><text:span text:style-name="T5">.Configuration = loCfg</text:span></text:p>
                  <text:p text:style-name="P14"><text:s text:c="2"/><text:span text:style-name="T5">.From = "user@mail.com"</text:span></text:p>
                  <text:p text:style-name="P14"><text:s text:c="2"/><text:span text:style-name="T5">.To = "user1@mail.com.ar"</text:span></text:p>
                  <text:p text:style-name="P14"><text:s text:c="2"/><text:span text:style-name="T5">.Subject = "Prueba desde VFP"</text:span></text:p>
                  <text:p text:style-name="P14"><text:s text:c="2"/><text:span text:style-name="T5">.TextBody = "Este es un mensaje de prueba con CDO desde Visual FoxPro."</text:span></text:p>
                  <text:p text:style-name="P14"><text:s text:c="2"/><text:span text:style-name="T5">.Send()</text:span></text:p>
                  <text:p text:style-name="P12">ENDWITH</text:p>
                  <text:p text:style-name="P6"><text:soft-page-break/>Adjuntando archivos en nuestros mensajes</text:p>
                  <text:p text:style-name="P8"><text:span text:style-name="T5">Para enviar archivos adjuntos en un mensaje de correo electrónico, solo debemos llamar al método </text:span><text:span text:style-name="Source_20_Text"><text:span text:style-name="T5">AddAttachment()</text:span></text:span><text:span text:style-name="T5"> del objeto Message, tantas veces como archivos deseamos adjuntar, con la ruta y el nombre del archivo como parámetros:</text:span></text:p>
                  <text:p text:style-name="P13">WITH loMsg</text:p>
                  <text:p text:style-name="P14"><text:s/><text:span text:style-name="T5">.AddAttachment("C:\Imagenes\Foto1.jpg")</text:span></text:p>
                  <text:p text:style-name="P14"><text:s/><text:span text:style-name="T5">.AddAttachment("C:\Imagenes\Foto2.jpg")</text:span></text:p>
                  <text:p text:style-name="P14"><text:s/><text:span text:style-name="T5">.AddAttachment("C:\Imagenes\Foto3.jpg")</text:span></text:p>
                  <text:p text:style-name="P12">ENDWITH</text:p>
                  <text:p text:style-name="P6">Autenficación y cifrado SSL</text:p>
                  <text:p text:style-name="P8"><text:span text:style-name="T5">Algunos servidores SMTP, necesitan autentificación y cifrado SSL para iniciar sesión. Para ello debemos configurar las propiedadades</text:span><text:span text:style-name="Source_20_Text"><text:span text:style-name="T5">smtpauthenticate</text:span></text:span><text:span text:style-name="T5"> y </text:span><text:span text:style-name="Source_20_Text"><text:span text:style-name="T5">smtpusessl</text:span></text:span><text:span text:style-name="T5"> del objeto Configuration con el valor </text:span><text:span text:style-name="Source_20_Text"><text:span text:style-name="T5">.T.</text:span></text:span><text:span text:style-name="T5">.</text:span></text:p>
                  <text:p text:style-name="P13">WITH loCfg.Fields</text:p>
                  <text:p text:style-name="P14"><text:s text:c="2"/><text:span text:style-name="T5">.Item("http://schemas.microsoft.com/cdo/configuration/smtpauthenticate") = .T.</text:span></text:p>
                  <text:p text:style-name="P14"><text:s text:c="2"/><text:span text:style-name="T5">.Item("http://schemas.microsoft.com/cdo/configuration/smtpusessl") = .T.</text:span></text:p>
                  <text:p text:style-name="P12">ENDWITH</text:p>
                  <text:p text:style-name="P6">Mensajes a múltiples destinatarios</text:p>
                  <text:p text:style-name="P8"><text:span text:style-name="T5">Para enviar el mensaje de correo a mas de un destinatario, solo debemos separar las direcciones de correos electrónicos, con el caracter "," (coma) en la propiedad </text:span><text:span text:style-name="Source_20_Text"><text:span text:style-name="T5">To</text:span></text:span><text:span text:style-name="T5">. También podemos agregar una copia para otro destinatario, como así también una copia oculta, configurando las propiedades </text:span><text:span text:style-name="Source_20_Text"><text:span text:style-name="T5">Cc</text:span></text:span><text:span text:style-name="T5"> y </text:span><text:span text:style-name="Source_20_Text"><text:span text:style-name="T5">Bcc</text:span></text:span><text:span text:style-name="T5"> respectivamente.</text:span></text:p>
                  <text:p text:style-name="P13">WITH loMsg</text:p>
                  <text:p text:style-name="P14"><text:s/><text:span text:style-name="T5">.To = "user1@mail.com, user2@mail.com"</text:span></text:p>
                  <text:p text:style-name="P14"><text:s/><text:span text:style-name="T5">.Cc = "user3@mail.com"</text:span></text:p>
                  <text:p text:style-name="P14"><text:s/><text:span text:style-name="T5">.Bcc = "user4@mail.com"</text:span></text:p>
                  <text:p text:style-name="P12">ENDWITH</text:p>
                  <text:p text:style-name="P7">Podemos hacer que aparezca el nombre completo del remitente y/o del destinatario, anteponiendo el nombre a la dirección de correo electrónico, y encerrando ésta última entre "&lt;" y "&gt;"</text:p>
                  <text:p text:style-name="P13">WITH loMsg</text:p>
                  <text:p text:style-name="P14"><text:s/><text:span text:style-name="T5">.From = "Jose Fox &lt;jose@fox.org&gt;"</text:span></text:p>
                  <text:p text:style-name="P14"><text:s/><text:span text:style-name="T5">.To = "Usuario Uno &lt;user1@mail.com&gt;, Usuario Dos &lt;user2@mail.com&gt;"</text:span></text:p>
                  <text:p text:style-name="P12">ENDWITH</text:p>
                  <text:p text:style-name="P6">Mensajes con formato HTML</text:p>
                  <text:p text:style-name="P8"><text:span text:style-name="T5">Con CDO muy fácilmente se puede enviar mensajes de correo electrónico con formato HTML, solamente configurando la propiedad</text:span><text:span text:style-name="Source_20_Text"><text:span text:style-name="T5">HTMLBody</text:span></text:span><text:span text:style-name="T5"> con código HTML válido, en lugar de configurar la propiedad </text:span><text:span text:style-name="Source_20_Text"><text:span text:style-name="T5">TextBody</text:span></text:span><text:span text:style-name="T5"> que es válida para los mensajes con texto sin formato.</text:span></text:p>
                  <text:p text:style-name="P13">WITH loMsg</text:p>
                  <text:p text:style-name="P14"><text:s text:c="2"/><text:span text:style-name="T5">.HTMLBody = "&lt;p&gt;Este es un texto HTML con &lt;b&gt;negritas&lt;/b&gt; o con &lt;i&gt;cursivas&lt;/i&gt;.&lt;/p&gt;"</text:span></text:p>
                  <text:p text:style-name="P12">ENDWITH</text:p>
                  <text:p text:style-name="P8"><text:span text:style-name="T5">Esta propiedad la podemos configurar con el contenido de un archivo HTML con la función </text:span><text:span text:style-name="Source_20_Text"><text:span text:style-name="T5">FILETOSTR()</text:span></text:span><text:span text:style-name="T5"> como se muestra a continuación.</text:span></text:p>
                  <text:p text:style-name="P13">WITH loMsg</text:p>
                  <text:p text:style-name="P14"><text:s text:c="2"/><text:span text:style-name="T5">.HTMLBody = FILETOSTR("C:\Archivo.htm")</text:span></text:p>
                  <text:p text:style-name="P12">ENDWITH</text:p>
                  <text:p text:style-name="P7">Mas adelante veremos otra manera de dar formato HTML a un mensaje de correo electrónico, a partir de un archivo HTML ubicado en el disco local o la Web.</text:p>
                  <text:p text:style-name="P6">Solicitando confirmación de lectura</text:p>
                  <text:p text:style-name="P7"><text:soft-page-break/>Podemos configurar nuestros mensajes de correo electrónico para solicitar una confirmación de lectura y recibir ésta confirmación en la dirección predeterminada u otra (siempre y cuando el servidor y/o el programa cliente del destinatario tengan habilitada esta opción). El código para solicitar y recibir la confirmación de lectura en la misma dirección de correo del remitente es el siguiente:</text:p>
                  <text:p text:style-name="P13">WITH loMsg</text:p>
                  <text:p text:style-name="P14"><text:s text:c="2"/><text:span text:style-name="T5">.From = "user@mail.com"</text:span></text:p>
                  <text:p text:style-name="P14"><text:s text:c="2"/><text:span text:style-name="T5">.Fields("urn:schemas:mailheader:disposition-notification-to") = .From</text:span></text:p>
                  <text:p text:style-name="P14"><text:s text:c="2"/><text:span text:style-name="T5">.Fields("urn:schemas:mailheader:return-receipt-to") = .From</text:span></text:p>
                  <text:p text:style-name="P14"><text:s text:c="2"/><text:span text:style-name="T5">.Fields.Update</text:span></text:p>
                  <text:p text:style-name="P12">ENDWITH</text:p>
                  <text:p text:style-name="P6">Marcar los mensajes con importancia y prioridad</text:p>
                  <text:p text:style-name="P7">Otra opción que nos brinda CDO es configurar la importancia y prioridad de nuestros mensajes de correo electrónico, marcándolos como Normal (por omision), Alta o Baja. Por ejemplo el código para marcar un mensaje con importancia y prioridad Alta es:</text:p>
                  <text:p text:style-name="P13">WITH loMsg</text:p>
                  <text:p text:style-name="P14"><text:s text:c="2"/><text:span text:style-name="T5">*-- Prioridad</text:span></text:p>
                  <text:p text:style-name="P14"><text:s text:c="2"/><text:span text:style-name="T5">&amp;&amp; -1=Low, 0=Normal, 1=High</text:span></text:p>
                  <text:p text:style-name="P14"><text:s text:c="2"/><text:span text:style-name="T5">.Fields("urn:schemas:httpmail:priority") = 1</text:span></text:p>
                  <text:p text:style-name="P14"><text:s text:c="2"/><text:span text:style-name="T5">.Fields("urn:schemas:mailheader:X-Priority") = 1</text:span></text:p>
                  <text:p text:style-name="P14"><text:s text:c="2"/><text:span text:style-name="T5">*-- Importancia</text:span></text:p>
                  <text:p text:style-name="P14"><text:s text:c="2"/><text:span text:style-name="T5">&amp;&amp; 0=Low, 1=Normal, 2=High</text:span></text:p>
                  <text:p text:style-name="P14"><text:s text:c="2"/><text:span text:style-name="T5">.Fields("urn:schemas:httpmail:importance") = 2</text:span></text:p>
                  <text:p text:style-name="P14"><text:s text:c="2"/><text:span text:style-name="T5">.Fields.Update</text:span></text:p>
                  <text:p text:style-name="P12">ENDWITH</text:p>
                  <text:p text:style-name="P6">Mensajes con imágenes</text:p>
                  <text:p text:style-name="P7">Bueno, hasta aquí todo marcha bien sin mayores complicaciones; ahora solo nos faltaría saber como añadir imágenes a nuestros mensajes de correo con formato HTML.</text:p>
                  <text:p text:style-name="P7">Una opción simple, es que en el código HTML hagamos referencia a una URL de un sitio donde este almacenada la imagen, de esta forma se mostrará, siempre y cuando, se tenga acceso a internet. Esta opción tiene a favor que el mensaje enviado tiene un tamaño pequeño, ya que las imágenes estan almacenadas en algún lugar de la Web.</text:p>
                  <text:p text:style-name="P13">WITH loMsg</text:p>
                  <text:p text:style-name="P14"><text:s text:c="2"/><text:span text:style-name="T5">.HTMLBody = "&lt;p&gt;&lt;img src='http://www.portalfox.com/logo.gif'&gt;&lt;/p&gt;" + ;</text:span></text:p>
                  <text:p text:style-name="P14"><text:s text:c="4"/><text:span text:style-name="T5">"&lt;p&gt;La imagen de arriba esta ubicada en el sitio de PortalFox.&lt;/p&gt;"</text:span></text:p>
                  <text:p text:style-name="P12">ENDWITH</text:p>
                  <text:p text:style-name="P7">Otra opción es embebiendo las imágenes en el mensaje de correo. Para ello tenemos direrentes maneras de hacerlo.</text:p>
                  <text:p text:style-name="P8"><text:span text:style-name="T5">Una forma es reemplazando el contenido: </text:span><text:span text:style-name="Source_20_Text"><text:span text:style-name="T5">SRC='c:\Imagenes\Imagen10.gif'</text:span></text:span><text:span text:style-name="T5"> en la etiqueta </text:span><text:span text:style-name="Source_20_Text"><text:span text:style-name="T5">IMG</text:span></text:span><text:span text:style-name="T5">, por un ID de Contenido, como por ejemplo: </text:span><text:span text:style-name="Source_20_Text"><text:span text:style-name="T5">SRC='cid:imagen10-gif'</text:span></text:span><text:span text:style-name="T5">. La ruta y nombre del archivo de imagen, como el ID de Contenido, lo pasamos como parámetro al método </text:span><text:span text:style-name="Source_20_Text"><text:span text:style-name="T5">AddRelatedBodyPart()</text:span></text:span><text:span text:style-name="T5"> que agregará un objeto imagen al cuerpo del mensaje.</text:span></text:p>
                  <text:p text:style-name="P13">WITH loMsg</text:p>
                  <text:p text:style-name="P14"><text:s text:c="2"/><text:span text:style-name="T5">.HTMLBody = "&lt;p&gt;&lt;img src='cid:id_imagen10'&gt;&lt;/p&gt;" + ;</text:span></text:p>
                  <text:p text:style-name="P14"><text:s text:c="4"/><text:span text:style-name="T5">"&lt;p&gt;La imagen de arriba esta embebida en el mensaje.&lt;/p&gt;"</text:span></text:p>
                  <text:p text:style-name="P14"><text:s text:c="2"/><text:span text:style-name="T5">loBP = .AddRelatedBodyPart("c:\Imagenes\Imagen10.gif", "id_imagen10", 1)</text:span></text:p>
                  <text:p text:style-name="P14"><text:s text:c="2"/><text:span text:style-name="T5">WITH loBP.Fields</text:span></text:p>
                  <text:p text:style-name="P14"><text:s text:c="4"/><text:span text:style-name="T5">.Item("urn:schemas:mailheader:Content-ID") = "id_imagen10"</text:span></text:p>
                  <text:p text:style-name="P14"><text:s text:c="4"/><text:span text:style-name="T5">.Update</text:span></text:p>
                  <text:p text:style-name="P14"><text:s text:c="2"/><text:span text:style-name="T5">ENDWITH</text:span></text:p>
                  <text:p text:style-name="P12">ENDWITH</text:p>
                  <text:p text:style-name="P7">Esta forma de embeber las imágenes en los mensajes de correo electrónico, se utiliza cuando generamos programáticamente toda la cadena HTML y las imágenes son muy pocas. Cuando la cantidad de imágenes aumenta, este método resulta un poco engorroso.</text:p>
                  <text:p text:style-name="P8"><text:soft-page-break/><text:span text:style-name="T5">La otra manera es directamente tomar un archivo HTML, ya sea desde la Web o del disco local, con el método </text:span><text:span text:style-name="Source_20_Text"><text:span text:style-name="T5">CreateMHTMLBody()</text:span></text:span><text:span text:style-name="T5">, y éste convierte automáticamente los enlaces de las imágenes en un ID de Contenido. A continuación vemos la forma de lograr esto con un ejemplo con la opción de si el archivo está almacenado en la Web o en el disco local:</text:span></text:p>
                  <text:p text:style-name="P13">WITH THIS.oMsg</text:p>
                  <text:p text:style-name="P14"><text:s text:c="2"/><text:span text:style-name="T5">IF llFileLocal </text:span></text:p>
                  <text:p text:style-name="P14"><text:s text:c="4"/><text:span text:style-name="T5">*-- Si el archivo está en el disco local</text:span></text:p>
                  <text:p text:style-name="P14"><text:s text:c="4"/><text:span text:style-name="T5">.CreateMHTMLBody("file://c:\documentos\archivo.htm", 0)</text:span></text:p>
                  <text:p text:style-name="P14"><text:s text:c="2"/><text:span text:style-name="T5">ELSE</text:span></text:p>
                  <text:p text:style-name="P14"><text:s text:c="4"/><text:span text:style-name="T5">*-- Si el archivo está en la Web</text:span></text:p>
                  <text:p text:style-name="P14"><text:s text:c="4"/><text:span text:style-name="T5">.CreateMHTMLBody("http://www.portalfox.com/articulos/archivos/correo.htm", 0) </text:span></text:p>
                  <text:p text:style-name="P14"><text:s text:c="2"/><text:span text:style-name="T5">ENDIF</text:span></text:p>
                  <text:p text:style-name="P12">ENDWITH</text:p>
                  <text:p text:style-name="P7">Este método es válido, aun si el archivo HTML no contiene imágenes, con lo que lo podemos usar para reemplazar:</text:p>
                  <text:p text:style-name="P13">WITH loMsg</text:p>
                  <text:p text:style-name="P14"><text:s text:c="2"/><text:span text:style-name="T5">.HTMLBody = FILETOSTR("C:\Archivo.htm")</text:span></text:p>
                  <text:p text:style-name="P12">ENDWITH</text:p>
                  <text:p text:style-name="P7">con:</text:p>
                  <text:p text:style-name="P13">WITH loMsg</text:p>
                  <text:p text:style-name="P14"><text:s text:c="2"/><text:span text:style-name="T5">.CreateMHTMLBody("file://C:\Archivo.htm")</text:span></text:p>
                  <text:p text:style-name="P12">ENDWITH</text:p>
                  <text:p text:style-name="P7">como indicamos mas arriba.</text:p>
                  <text:p text:style-name="P6">El ejemplo final</text:p>
                  <text:p text:style-name="P7">Para terminar veremos un ejemplo completo y funcional de como enviar un mensaje de correo electrónico desde Visual FoxPro, con varias de las opciones que mostramos. Vamos a usar una cuenta de Gmail (el servidor SMTP de Gmail requiere autenticación y utiliza cifrado SSL), y enviaremos un mensaje de correo a Usuario Uno, con copia a Usuario Dos, con confirmación de lectura y con formato HTML, tomado de la Web y con imágenes embebidas, y un archivo adjunto que seleccionaremos de nuestro disco.</text:p>
                  <text:p text:style-name="P13">LOCAL loCfg, loMsg, lcFile, loErr</text:p>
                  <text:p text:style-name="P13">TRY</text:p>
                  <text:p text:style-name="P14"><text:s text:c="2"/><text:span text:style-name="T5">loCfg = CREATEOBJECT("CDO.Configuration")</text:span></text:p>
                  <text:p text:style-name="P14"><text:s text:c="2"/><text:span text:style-name="T5">WITH loCfg.Fields</text:span></text:p>
                  <text:p text:style-name="P14"><text:s text:c="4"/><text:span text:style-name="T5">.Item("http://schemas.microsoft.com/cdo/configuration/smtpserver") = "smtp.gmail.com"</text:span></text:p>
                  <text:p text:style-name="P14"><text:s text:c="4"/><text:span text:style-name="T5">.Item("http://schemas.microsoft.com/cdo/configuration/smtpserverport") = 465 &amp;&amp; ó 587</text:span></text:p>
                  <text:p text:style-name="P14"><text:s text:c="4"/><text:span text:style-name="T5">.Item("http://schemas.microsoft.com/cdo/configuration/sendusing") = 2</text:span></text:p>
                  <text:p text:style-name="P14"><text:s text:c="4"/><text:span text:style-name="T5">.Item("http://schemas.microsoft.com/cdo/configuration/smtpauthenticate") = .T.</text:span></text:p>
                  <text:p text:style-name="P14"><text:s text:c="4"/><text:span text:style-name="T5">.Item("http://schemas.microsoft.com/cdo/configuration/smtpusessl") = .T.</text:span></text:p>
                  <text:p text:style-name="P14"><text:s text:c="4"/><text:span text:style-name="T5">.Item("http://schemas.microsoft.com/cdo/configuration/sendusername") = "josefox@gmail.com"</text:span></text:p>
                  <text:p text:style-name="P14"><text:s text:c="4"/><text:span text:style-name="T5">.Item("http://schemas.microsoft.com/cdo/configuration/sendpassword") = "password"</text:span></text:p>
                  <text:p text:style-name="P14"><text:s text:c="4"/><text:span text:style-name="T5">.Update</text:span></text:p>
                  <text:p text:style-name="P14"><text:s text:c="2"/><text:span text:style-name="T5">ENDWITH</text:span></text:p>
                  <text:p text:style-name="P14"><text:s text:c="2"/><text:span text:style-name="T5">loMsg = CREATEOBJECT ("CDO.Message")</text:span></text:p>
                  <text:p text:style-name="P14"><text:s text:c="2"/><text:span text:style-name="T5">WITH loMsg</text:span></text:p>
                  <text:p text:style-name="P14"><text:s text:c="4"/><text:span text:style-name="T5">.Configuration = loCfg</text:span></text:p>
                  <text:p text:style-name="P14"><text:s text:c="4"/><text:span text:style-name="T5">*-- Remitenete y destinatarios</text:span></text:p>
                  <text:p text:style-name="P14"><text:s text:c="4"/><text:span text:style-name="T5">.From = "Jose Fox &lt;josefox@gmail.com&gt;"</text:span></text:p>
                  <text:p text:style-name="P14"><text:s text:c="4"/><text:span text:style-name="T5">.To = "Usuario Uno &lt;user1@gmail.com&gt;"</text:span></text:p>
                  <text:p text:style-name="P14"><text:s text:c="4"/><text:span text:style-name="T5">.Cc = "Usuario Dos &lt;user2@gmail.com&gt;"</text:span></text:p>
                  <text:p text:style-name="P14"><text:s text:c="4"/><text:span text:style-name="T5">*- Notificación de lectura</text:span></text:p>
                  <text:p text:style-name="P14"><text:s text:c="4"/><text:span text:style-name="T5">.Fields("urn:schemas:mailheader:disposition-notification-to") = .From</text:span></text:p>
                  <text:p text:style-name="P14"><text:s text:c="4"/><text:span text:style-name="T5">.Fields("urn:schemas:mailheader:return-receipt-to") = .From</text:span></text:p>
                  <text:p text:style-name="P14"><text:s text:c="4"/><text:span text:style-name="T5">.Fields.Update</text:span></text:p>
                  <text:p text:style-name="P14"><text:s text:c="4"/><text:span text:style-name="T5">*-- Tema</text:span></text:p>
                  <text:p text:style-name="P14"><text:soft-page-break/><text:s text:c="4"/><text:span text:style-name="T5">.Subject = "Ejemplo del " + TTOC(DATETIME())</text:span></text:p>
                  <text:p text:style-name="P14"><text:s text:c="4"/><text:span text:style-name="T5">*-- Formato HTML desde la Web</text:span></text:p>
                  <text:p text:style-name="P14"><text:s text:c="4"/><text:span text:style-name="T5">.CreateMHTMLBody("http://www.portalfox.com/articulos/archivos/correo.htm", 0)</text:span></text:p>
                  <text:p text:style-name="P14"><text:s text:c="4"/><text:span text:style-name="T5">*-- Archivo adjunto</text:span></text:p>
                  <text:p text:style-name="P14"><text:s text:c="4"/><text:span text:style-name="T5">lcFile = GETFILE()</text:span></text:p>
                  <text:p text:style-name="P14"><text:s text:c="4"/><text:span text:style-name="T5">IF NOT EMPTY(lcFile)</text:span></text:p>
                  <text:p text:style-name="P14"><text:s text:c="6"/><text:span text:style-name="T5">.AddAttachment(lcFile)</text:span></text:p>
                  <text:p text:style-name="P14"><text:s text:c="4"/><text:span text:style-name="T5">ENDIF</text:span></text:p>
                  <text:p text:style-name="P14"><text:s text:c="4"/><text:span text:style-name="T5">*-- Envio el mensaje</text:span></text:p>
                  <text:p text:style-name="P14"><text:s text:c="4"/><text:span text:style-name="T5">.Send()</text:span></text:p>
                  <text:p text:style-name="P14"><text:s text:c="2"/><text:span text:style-name="T5">ENDWITH</text:span></text:p>
                  <text:p text:style-name="P13">CATCH TO loErr </text:p>
                  <text:p text:style-name="P14"><text:s text:c="2"/><text:span text:style-name="T5">MESSAGEBOX("No se pudo enviar el mensaje" + CHR(13) + ;</text:span></text:p>
                  <text:p text:style-name="P14"><text:s text:c="4"/><text:span text:style-name="T5">"Error: " + TRANSFORM(loErr.ErrorNo) + CHR(13) + ;</text:span></text:p>
                  <text:p text:style-name="P14"><text:s text:c="4"/><text:span text:style-name="T5">"Mensaje: " + loErr.Message , 16, "Error")</text:span></text:p>
                  <text:p text:style-name="P13">FINALLY</text:p>
                  <text:p text:style-name="P14"><text:s text:c="2"/><text:span text:style-name="T5">loMsg = NULL</text:span></text:p>
                  <text:p text:style-name="P14"><text:s text:c="2"/><text:span text:style-name="T5">loCfg = NULL</text:span></text:p>
                  <text:p text:style-name="P12">ENDTRY</text:p>
                  <text:p text:style-name="P6">Otros enlaces relacionados al uso de CDO con VFP</text:p>
                  <text:list xml:id="list43290329" text:style-name="L1">
                    <text:list-item>
                      <text:p text:style-name="P2"><text:a xlink:type="simple" xlink:href="http://www.sweetpotatosoftware.com/SPSBlog/PermaLink,guid,71acd54c-dcda-4dfa-b4ae-74854dd7947f.aspx" office:target-frame-name="_blank" xlink:show="new"><text:span text:style-name="T2">Email and VFP: Part 1c (CDOSYS)</text:span></text:a></text:p>
                    </text:list-item>
                    <text:list-item>
                      <text:p text:style-name="P2"><text:a xlink:type="simple" xlink:href="http://www.portalfox.com/article.php?sid=2413" office:target-frame-name="_blank" xlink:show="new"><text:span text:style-name="T2">Envío de correo electrónico por el servidor SMTP de Gmail</text:span></text:a></text:p>
                    </text:list-item>
                    <text:list-item>
                      <text:p text:style-name="P9"><text:a xlink:type="simple" xlink:href="http://www.portalfox.com/article.php?sid=2476" office:target-frame-name="_blank" xlink:show="new"><text:span text:style-name="T2">Incruste imágenes a sus correos electrónicos con CDOSYS</text:span></text:a></text:p>
                    </text:list-item>
                  </text:list>
                  <text:p text:style-name="P6">Notas finales</text:p>
                  <text:p text:style-name="P7">He tomado la elección de usar CDO para el envio de los mensajes de correo electrónico en mis aplicaciones hace aproximadamente 20 meses. Desde entonces he creado una una clase que encapsula al objeto CDO, y a medida que aparecieron nuevas necesidades, agregaba nuevos métodos y/o propiedades a la definición de la clase, con lo que logre que los cambios no tengan efectos no deseados en mis aplicaciones anteriores. Es por ello que aconsejo a ustedes a que también hagan su propia clase para el envio de mensajes de correo electrónico, con todas sus necesidades, tomandolas de cada ejemplo de este artículo.</text:p>
                  <text:p text:style-name="P7">Hasta la próxima,</text:p>
                  <text:p text:style-name="P7">Luis María</text:p>
                </table:table-cell>
                <table:covered-table-cell/>
              </table:table-row>
            </table:table>
            <text:p text:style-name="Table_20_Contents"/>
          </table:table-cell>
        </table:table-row>
        <table:table-row>
          <table:table-cell table:style-name="Tabla1.A2"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Arial, Helvetica, sans-serif"/>
    <style:font-face style:name="Verdana1" svg:font-family="Verdana, Helvetic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5-24T23:15:49.64</meta:creation-date>
    <meta:document-statistic meta:table-count="3" meta:image-count="2" meta:object-count="0" meta:page-count="5" meta:paragraph-count="178" meta:word-count="1582" meta:character-count="11737"/>
    <dc:date>2011-05-24T23:16:39.40</dc:date>
    <meta:editing-duration>PT00H00M50S</meta:editing-duration>
    <meta:editing-cycles>1</meta:editing-cycles>
    <meta:generator>OpenOffice.org/3.1$Win32 OpenOffice.org_project/310m11$Build-9399</meta:generator>
  </office:meta>
</office:document-meta>
</file>